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family="Ubuntu" style:font-style-name="Regular" style:font-pitch="variable" fo:font-size="32pt" style:font-size-asian="32pt" style:font-size-complex="32pt"/>
    </style:style>
    <style:style style:name="T1" style:family="text">
      <style:text-properties fo:font-family="Ubuntu" style:font-style-name="Regular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7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2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09cm" svg:height="3.089cm" draw:transform="skewX (0.002617993877991) rotate (-1.56381500978781) translate (4.789cm 1.985cm)">
          <text:p/>
          <draw:enhanced-geometry svg:viewBox="0 0 21600 21600" draw:mirror-vertical="false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cm" svg:height="6cm" svg:x="5.3cm" svg:y="2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09cm" svg:height="3.089cm" draw:transform="skewX (-0.0029670597283898) rotate (-1.56381500978781) translate (9.495cm 4.986cm)">
          <text:p/>
          <draw:enhanced-geometry svg:viewBox="0 0 21600 21600" draw:mirror-vertical="fals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text-style-name="P3" draw:layer="layout" svg:width="3.089cm" svg:height="1.517cm" draw:transform="rotate (1.57882484135377) translate (6.753cm 4.827cm)">
          <draw:text-box>
            <text:p text:style-name="P2"><text:span text:style-name="T1">tools</text:span></text:p>
          </draw:text-box>
        </draw:frame>
        <draw:custom-shape draw:style-name="gr4" draw:text-style-name="P1" draw:layer="layout" svg:width="7cm" svg:height="7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11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09cm" svg:height="3.089cm" draw:transform="skewX (0.002617993877991) rotate (-1.56381500978781) translate (13.789cm 1.985cm)">
          <text:p/>
          <draw:enhanced-geometry svg:viewBox="0 0 21600 21600" draw:mirror-vertical="false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cm" svg:height="6cm" svg:x="14.3cm" svg:y="2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09cm" svg:height="3.089cm" draw:transform="skewX (-0.0029670597283898) rotate (-1.56381500978781) translate (18.495cm 4.986cm)">
          <text:p/>
          <draw:enhanced-geometry svg:viewBox="0 0 21600 21600" draw:mirror-vertical="fals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text-style-name="P3" draw:layer="layout" svg:width="3.089cm" svg:height="1.517cm" draw:transform="rotate (1.57882484135377) translate (15.753cm 4.827cm)">
          <draw:text-box>
            <text:p text:style-name="P2"><text:span text:style-name="T1">tools</text:span></text:p>
          </draw:text-box>
        </draw:frame>
        <draw:custom-shape draw:style-name="gr1" draw:text-style-name="P1" draw:layer="layout" svg:width="7cm" svg:height="7cm" svg:x="1.484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1.584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5.084cm" svg:y="10.0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89cm" svg:height="1.517cm" draw:transform="rotate (1.57882484135377) translate (6.737cm 12.827cm)">
          <draw:text-box>
            <text:p text:style-name="P2"><text:span text:style-name="T1">tools</text:span></text:p>
          </draw:text-box>
        </draw:frame>
        <draw:custom-shape draw:style-name="gr5" draw:text-style-name="P1" draw:layer="layout" svg:width="2.42cm" svg:height="2.53cm" draw:transform="skewX (-0.000349065850398833) rotate (-0.796568270611248) translate (7.509cm 13cm)">
          <text:p/>
          <draw:enhanced-geometry draw:glue-point-type="segments" draw:mirror-horizontal="false" draw:mirror-vertical="false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2.42cm" svg:height="2.53cm" draw:transform="skewX (-0.000349065850398781) rotate (2.41972447496448) translate (3.722cm 13cm)">
          <text:p/>
          <draw:enhanced-geometry draw:glue-point-type="segments" draw:mirror-horizontal="false" draw:mirror-vertical="false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ieter kempeneers</meta:initial-creator>
    <meta:creation-date>2013-03-20T15:56:23</meta:creation-date>
    <dc:date>2013-03-20T17:19:43</dc:date>
    <dc:creator>Pieter kempeneers</dc:creator>
    <meta:editing-duration>PT1H7M59S</meta:editing-duration>
    <meta:editing-cycles>4</meta:editing-cycles>
    <meta:generator>LibreOffice/3.3$Linux LibreOffice_project/330m19$Build-401</meta:generator>
    <meta:document-statistic meta:object-count="18"/>
  </office:meta>
</office:document-meta>
</file>